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</manifest:manifest>
</file>
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media-type="application/binary" manifest:full-path="Scripts/"/>
  <manifest:file-entry manifest:media-type="application/binary" manifest:full-path="Scripts/python/"/>
  <manifest:file-entry manifest:media-type="application/binary" manifest:full-path="Scripts/python/myscript.p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 am at A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E4 cel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14159" calcext:value-type="float">
            <text:p>3.14159</text:p>
          </table:table-cell>
          <table:table-cell table:number-columns-repeated="14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E4 cell</text:p>
          </table:table-cell>
          <table:table-cell table:number-columns-repeated="2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E4 cell</text:p>
          </table:table-cell>
          <table:table-cell table:number-columns-repeated="2"/>
        </table:table-row>
        <table:table-row table:style-name="ro1" table:number-rows-repeated="16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E4 c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5:30:07.19326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0:56:43.124751190</meta:creation-date>
    <dc:date>2019-11-10T15:30:31.809716196</dc:date>
    <meta:editing-duration>PT3M28S</meta:editing-duration>
    <meta:editing-cycles>3</meta:editing-cycles>
    <meta:generator>LibreOffice/6.0.7.3$Linux_X86_64 LibreOffice_project/00m0$Build-3</meta:generator>
    <meta:document-statistic meta:table-count="1" meta:cell-count="9" meta:object-count="0"/>
  </office:meta>
</office:document-meta>
</file>